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14900004F1D00003B56BD5AF331.wmf" manifest:media-type=""/>
  <manifest:file-entry manifest:full-path="Pictures/20000002000000AE000000A59EA7A0A9.eps" manifest:media-type=""/>
  <manifest:file-entry manifest:full-path="Pictures/20000001000001C5000001317F272B19.svm" manifest:media-type=""/>
  <manifest:file-entry manifest:full-path="Pictures/2000000100000129000000D4A57FA253.svm" manifest:media-type=""/>
  <manifest:file-entry manifest:full-path="Pictures/200000010000019600000129D2B3B070.svm" manifest:media-type=""/>
  <manifest:file-entry manifest:full-path="Pictures/20000001000000FE000000FA28DF3A34.svm" manifest:media-type=""/>
  <manifest:file-entry manifest:full-path="Pictures/200000010000012D00000103C0DFF84E.svm" manifest:media-type=""/>
  <manifest:file-entry manifest:full-path="Pictures/2000000100000170000000D850C35637.svm" manifest:media-type=""/>
  <manifest:file-entry manifest:full-path="Pictures/20000001000001BC00000131BA6A4991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r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r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708cm" svg:height="2.031cm" svg:x="1.305cm" svg:y="0.868cm">
          <draw:image xlink:href="Pictures/2000114900004F1D00003B56BD5AF331.wmf" xlink:type="simple" xlink:show="embed" xlink:actuate="onLoad">
            <text:p/>
          </draw:image>
        </draw:frame>
        <draw:frame draw:style-name="gr1" draw:text-style-name="P1" draw:layer="layout" svg:width="2.141cm" svg:height="2.031cm" svg:x="5.796cm" svg:y="0.894cm">
          <draw:image xlink:href="Pictures/20000002000000AE000000A59EA7A0A9.eps" xlink:type="simple" xlink:show="embed" xlink:actuate="onLoad">
            <text:p/>
          </draw:image>
        </draw:frame>
        <draw:line draw:style-name="gr2" draw:text-style-name="P1" xml:id="id1" draw:id="id1" draw:layer="controls" svg:x1="2.728cm" svg:y1="2.448cm" svg:x2="2.728cm" svg:y2="2.308cm">
          <text:p/>
        </draw:line>
        <draw:line draw:style-name="gr2" draw:text-style-name="P1" draw:layer="controls" svg:x1="2.726cm" svg:y1="1.958cm" svg:x2="2.726cm" svg:y2="2.175cm">
          <text:p/>
        </draw:line>
        <draw:connector draw:style-name="gr3" draw:text-style-name="P1" draw:layer="layout" draw:type="curve" svg:x1="2.728cm" svg:y1="2.448cm" svg:x2="3.311cm" svg:y2="2.859cm" draw:start-shape="id1" draw:start-glue-point="2" draw:end-shape="id2" draw:end-glue-point="3" svg:d="m2728 2448c0 274 194 411 583 411">
          <text:p/>
        </draw:connector>
        <draw:line draw:style-name="gr2" draw:text-style-name="P1" xml:id="id4" draw:id="id4" draw:layer="layout" svg:x1="3.303cm" svg:y1="1.807cm" svg:x2="3.303cm" svg:y2="1.967cm">
          <text:p/>
        </draw:line>
        <draw:line draw:style-name="gr2" draw:text-style-name="P1" draw:layer="layout" svg:x1="3.307cm" svg:y1="2.379cm" svg:x2="3.307cm" svg:y2="2.162cm">
          <text:p/>
        </draw:line>
        <draw:connector draw:style-name="gr3" draw:text-style-name="P1" draw:layer="layout" draw:type="curve" svg:x1="4cm" svg:y1="1.659cm" svg:x2="3.303cm" svg:y2="1.807cm" draw:start-shape="id3" draw:start-glue-point="3" draw:end-shape="id4" draw:end-glue-point="0" svg:d="m4000 1659c-465 0-697 49-697 148">
          <text:p/>
        </draw:connector>
        <draw:line draw:style-name="gr2" draw:text-style-name="P1" draw:layer="layout" svg:x1="1.994cm" svg:y1="1.779cm" svg:x2="1.994cm" svg:y2="1.562cm">
          <text:p/>
        </draw:line>
        <draw:line draw:style-name="gr2" draw:text-style-name="P1" xml:id="id6" draw:id="id6" draw:layer="layout" svg:x1="1.993cm" svg:y1="1.121cm" svg:x2="1.993cm" svg:y2="1.291cm">
          <text:p/>
        </draw:line>
        <draw:connector draw:style-name="gr3" draw:text-style-name="P1" draw:layer="layout" draw:type="curve" svg:x1="2.667cm" svg:y1="0.561cm" svg:x2="1.993cm" svg:y2="1.206cm" draw:start-shape="id5" draw:start-glue-point="3" draw:end-shape="id6" draw:end-glue-point="1" svg:d="m2667 561c-450 0-674 215-674 645">
          <text:p/>
        </draw:connector>
        <draw:frame draw:style-name="gr4" draw:text-style-name="P1" draw:layer="layout" svg:width="0.355cm" svg:height="0.253cm" svg:x="1.158cm" svg:y="1.416cm">
          <draw:image xlink:href="Pictures/2000000100000129000000D4A57FA253.svm" xlink:type="simple" xlink:show="embed" xlink:actuate="onLoad">
            <text:p/>
          </draw:image>
        </draw:frame>
        <draw:frame draw:style-name="gr5" draw:text-style-name="P1" draw:layer="layout" svg:width="0.44cm" svg:height="0.258cm" svg:x="1.066cm" svg:y="2.008cm">
          <draw:image xlink:href="Pictures/2000000100000170000000D850C35637.svm" xlink:type="simple" xlink:show="embed" xlink:actuate="onLoad">
            <text:p/>
          </draw:image>
        </draw:frame>
        <draw:frame draw:style-name="gr6" draw:text-style-name="P1" xml:id="id5" draw:id="id5" draw:layer="layout" svg:width="0.36cm" svg:height="0.31cm" svg:x="2.667cm" svg:y="0.406cm">
          <draw:image xlink:href="Pictures/200000010000012D00000103C0DFF84E.svm" xlink:type="simple" xlink:show="embed" xlink:actuate="onLoad">
            <text:p/>
          </draw:image>
        </draw:frame>
        <draw:frame draw:style-name="gr7" draw:text-style-name="P1" xml:id="id3" draw:id="id3" draw:layer="layout" svg:width="0.532cm" svg:height="0.365cm" svg:x="4cm" svg:y="1.477cm">
          <draw:image xlink:href="Pictures/20000001000001BC00000131BA6A4991.svm" xlink:type="simple" xlink:show="embed" xlink:actuate="onLoad">
            <text:p/>
          </draw:image>
        </draw:frame>
        <draw:frame draw:style-name="gr8" draw:text-style-name="P1" xml:id="id2" draw:id="id2" draw:layer="layout" svg:width="0.542cm" svg:height="0.365cm" svg:x="3.311cm" svg:y="2.677cm">
          <draw:image xlink:href="Pictures/20000001000001C5000001317F272B19.svm" xlink:type="simple" xlink:show="embed" xlink:actuate="onLoad">
            <text:p/>
          </draw:image>
        </draw:frame>
        <draw:frame draw:style-name="gr4" draw:text-style-name="P1" draw:layer="layout" svg:width="0.355cm" svg:height="0.253cm" svg:x="5.353cm" svg:y="1.829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6.27cm" svg:y="0.516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44cm" svg:height="0.258cm" svg:x="8.047cm" svg:y="0.82cm">
          <draw:image xlink:href="Pictures/2000000100000170000000D850C35637.svm" xlink:type="simple" xlink:show="embed" xlink:actuate="onLoad">
            <text:p/>
          </draw:image>
        </draw:frame>
        <draw:frame draw:style-name="gr7" draw:text-style-name="P1" draw:layer="layout" svg:width="0.532cm" svg:height="0.365cm" svg:x="6.181cm" svg:y="2.212cm">
          <draw:image xlink:href="Pictures/20000001000001BC00000131BA6A4991.svm" xlink:type="simple" xlink:show="embed" xlink:actuate="onLoad">
            <text:p/>
          </draw:image>
        </draw:frame>
        <draw:frame draw:style-name="gr8" draw:text-style-name="P1" draw:layer="layout" svg:width="0.542cm" svg:height="0.365cm" svg:x="7.764cm" svg:y="2.212cm">
          <draw:image xlink:href="Pictures/20000001000001C5000001317F272B19.svm" xlink:type="simple" xlink:show="embed" xlink:actuate="onLoad">
            <text:p/>
          </draw:image>
        </draw:frame>
        <draw:frame draw:style-name="gr10" draw:text-style-name="P1" draw:layer="layout" svg:width="0.476cm" svg:height="0.355cm" svg:x="6.223cm" svg:y="1.378cm">
          <draw:image xlink:href="Pictures/200000010000018E0000012976C1BA3E.svm" xlink:type="simple" xlink:show="embed" xlink:actuate="onLoad">
            <text:p/>
          </draw:image>
        </draw:frame>
        <draw:frame draw:style-name="gr11" draw:text-style-name="P1" draw:layer="layout" svg:width="0.486cm" svg:height="0.355cm" svg:x="7.753cm" svg:y="1.365cm">
          <draw:image xlink:href="Pictures/200000010000019600000129D2B3B07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5:02:55</dc:date>
    <dc:creator>kkk </dc:creator>
    <meta:editing-duration>PT3M36S</meta:editing-duration>
    <meta:editing-cycles>1</meta:editing-cycles>
    <meta:document-statistic meta:object-count="23"/>
    <meta:generator>LibreOffice/3.3$Linux LibreOffice_project/330m19$Build-401</meta:generator>
  </office:meta>
</office:document-meta>
</file>